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655cm" fo:min-width="2.675cm" style:writing-mode="lr-tb" loext:decorative="false"/>
      <style:paragraph-properties style:writing-mode="lr-tb"/>
    </style:style>
    <style:style style:name="gr2" style:family="graphic" style:parent-style-name="standard">
      <style:graphic-properties draw:fill-color="#ffbf00" draw:textarea-horizontal-align="justify" draw:textarea-vertical-align="middle" draw:auto-grow-height="false" fo:min-height="1.655cm" fo:min-width="2.675cm" style:writing-mode="lr-tb" loext:decorative="false"/>
      <style:paragraph-properties style:writing-mode="lr-tb"/>
    </style:style>
    <style:style style:name="gr3" style:family="graphic" style:parent-style-name="standard">
      <style:graphic-properties draw:fill-color="#81d41a" draw:textarea-horizontal-align="justify" draw:textarea-vertical-align="middle" draw:auto-grow-height="false" fo:min-height="1.655cm" fo:min-width="2.675cm" style:writing-mode="lr-tb" loext:decorative="false"/>
      <style:paragraph-properties style:writing-mode="lr-tb"/>
    </style:style>
    <style:style style:name="gr4" style:family="graphic" style:parent-style-name="standard">
      <style:graphic-properties draw:fill-color="#ff8000" draw:textarea-horizontal-align="justify" draw:textarea-vertical-align="middle" draw:auto-grow-height="false" fo:min-height="1.655cm" fo:min-width="2.675cm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49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02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9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9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19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07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2cm" loext:decorative="false"/>
      <style:paragraph-properties style:writing-mode="lr-tb"/>
    </style:style>
    <style:style style:name="gr12" style:family="graphic" style:parent-style-name="objectwithoutfill">
      <style:graphic-properties draw:fill="none" draw:textarea-vertical-align="middle" loext:decorative="false"/>
    </style:style>
    <style:style style:name="gr13" style:family="graphic">
      <style:graphic-properties style:protect="size" loext:decorative="false"/>
    </style:style>
    <style:style style:name="gr14" style:family="graphic" style:parent-style-name="standard">
      <style:graphic-properties svg:stroke-width="0cm" svg:stroke-color="#5983b0" draw:marker-start-width="0.2cm" draw:marker-end-width="0.2cm" draw:fill-color="#8e86ae" draw:textarea-horizontal-align="justify" draw:textarea-vertical-align="middle" draw:auto-grow-height="false" fo:min-height="1.655cm" fo:min-width="2.675cm" fo:padding-top="0.125cm" fo:padding-bottom="0.125cm" fo:padding-left="0.25cm" fo:padding-right="0.25cm" style:writing-mode="lr-tb" loext:decorative="false"/>
      <style:paragraph-properties style:writing-mode="lr-tb"/>
    </style:style>
    <style:style style:name="gr15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16" style:family="graphic" style:parent-style-name="standard">
      <style:graphic-properties draw:fill-color="#8e86ae" draw:textarea-horizontal-align="justify" draw:textarea-vertical-align="middle" draw:auto-grow-height="false" fo:min-height="1.655cm" fo:min-width="2.675cm" style:writing-mode="lr-tb" loext:decorative="false"/>
      <style:paragraph-properties style:writing-mode="lr-tb"/>
    </style:style>
    <style:style style:name="gr17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18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19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20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22" style:family="graphic" style:parent-style-name="standard">
      <style:graphic-properties svg:stroke-width="0cm" draw:marker-start-width="0.2cm" draw:marker-end-width="0.2cm" draw:fill-color="#8e86ae" draw:textarea-horizontal-align="justify" draw:textarea-vertical-align="middle" draw:auto-grow-height="false" fo:min-height="1.455cm" fo:min-width="2.475cm" fo:padding-top="0.125cm" fo:padding-bottom="0.125cm" fo:padding-left="0.25cm" fo:padding-right="0.25cm" style:writing-mode="lr-tb" loext:decorative="false"/>
      <style:paragraph-properties style:writing-mode="lr-tb"/>
    </style:style>
    <style:style style:name="gr23" style:family="graphic" style:parent-style-name="standard">
      <style:graphic-properties svg:stroke-width="0cm" svg:stroke-color="#5983b0" draw:marker-start-width="0.2cm" draw:marker-end-width="0.2cm" draw:fill-color="#8e86ae" draw:textarea-horizontal-align="justify" draw:textarea-vertical-align="middle" draw:auto-grow-height="false" fo:min-height="1.455cm" fo:min-width="2.475cm" fo:padding-top="0.125cm" fo:padding-bottom="0.125cm" fo:padding-left="0.25cm" fo:padding-right="0.25cm" style:writing-mode="lr-tb" loext:decorative="false"/>
      <style:paragraph-properties style:writing-mode="lr-tb"/>
    </style:style>
    <style:style style:name="gr24" style:family="graphic" style:parent-style-name="standard">
      <style:graphic-properties svg:stroke-width="0.203cm" draw:marker-start-width="0.503cm" draw:marker-end-width="0.503cm" draw:fill-color="#8e86ae" draw:textarea-horizontal-align="justify" draw:textarea-vertical-align="middle" draw:auto-grow-height="false" fo:min-height="1.655cm" fo:min-width="2.675cm" fo:padding-top="0.225cm" fo:padding-bottom="0.225cm" fo:padding-left="0.35cm" fo:padding-right="0.35cm" style:writing-mode="lr-tb" loext:decorative="false"/>
      <style:paragraph-properties style:writing-mode="lr-tb"/>
    </style:style>
    <style:style style:name="gr25" style:family="graphic" style:parent-style-name="standard">
      <style:graphic-properties svg:stroke-width="0.203cm" svg:stroke-color="#ffbf00" draw:marker-start-width="0.503cm" draw:marker-end-width="0.503cm" draw:fill-color="#8e86ae" draw:textarea-horizontal-align="justify" draw:textarea-vertical-align="middle" draw:auto-grow-height="false" fo:min-height="1.655cm" fo:min-width="2.675cm" fo:padding-top="0.225cm" fo:padding-bottom="0.225cm" fo:padding-left="0.35cm" fo:padding-right="0.35cm" style:writing-mode="lr-tb" loext:decorative="false"/>
      <style:paragraph-properties style:writing-mode="lr-tb"/>
    </style:style>
    <style:style style:name="gr26" style:family="graphic" style:parent-style-name="standard">
      <style:graphic-properties svg:stroke-width="0.203cm" svg:stroke-color="#ff8000" draw:marker-start-width="0.503cm" draw:marker-end-width="0.503cm" draw:fill-color="#8e86ae" draw:textarea-horizontal-align="justify" draw:textarea-vertical-align="middle" draw:auto-grow-height="false" fo:min-height="1.655cm" fo:min-width="2.675cm" fo:padding-top="0.225cm" fo:padding-bottom="0.225cm" fo:padding-left="0.35cm" fo:padding-right="0.35cm" style:writing-mode="lr-tb" loext:decorative="false"/>
      <style:paragraph-properties style:writing-mode="lr-tb"/>
    </style:style>
    <style:style style:name="gr27" style:family="graphic" style:parent-style-name="standard">
      <style:graphic-properties svg:stroke-width="0.203cm" svg:stroke-color="#81d41a" draw:marker-start-width="0.503cm" draw:marker-end-width="0.503cm" draw:fill-color="#8e86ae" draw:textarea-horizontal-align="justify" draw:textarea-vertical-align="middle" draw:auto-grow-height="false" fo:min-height="1.655cm" fo:min-width="2.675cm" fo:padding-top="0.225cm" fo:padding-bottom="0.225cm" fo:padding-left="0.35cm" fo:padding-right="0.35cm" style:writing-mode="lr-tb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19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591cm" loext:decorative="false"/>
      <style:paragraph-properties style:writing-mode="lr-tb"/>
    </style:style>
    <style:style style:name="gr30" style:family="graphic" style:parent-style-name="standard">
      <style:graphic-properties svg:stroke-width="0.203cm" draw:marker-start-width="0.503cm" draw:marker-end-width="0.503cm" draw:fill-color="#8e86ae" draw:textarea-horizontal-align="justify" draw:textarea-vertical-align="middle" draw:auto-grow-height="false" fo:min-height="1.455cm" fo:min-width="2.475cm" fo:padding-top="0.225cm" fo:padding-bottom="0.225cm" fo:padding-left="0.35cm" fo:padding-right="0.35cm" style:writing-mode="lr-tb" loext:decorative="false"/>
      <style:paragraph-properties style:writing-mode="lr-tb"/>
    </style:style>
    <style:style style:name="gr31" style:family="graphic" style:parent-style-name="standard">
      <style:graphic-properties svg:stroke-width="0.203cm" svg:stroke-color="#81d41a" draw:marker-start-width="0.503cm" draw:marker-end-width="0.503cm" draw:fill-color="#8e86ae" draw:textarea-horizontal-align="justify" draw:textarea-vertical-align="middle" draw:auto-grow-height="false" fo:min-height="1.455cm" fo:min-width="2.475cm" fo:padding-top="0.225cm" fo:padding-bottom="0.225cm" fo:padding-left="0.35cm" fo:padding-right="0.35cm" style:writing-mode="lr-tb" loext:decorative="false"/>
      <style:paragraph-properties style:writing-mode="lr-tb"/>
    </style:style>
    <style:style style:name="pr1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ffbf00"/>
      <style:paragraph-properties fo:text-align="center" style:writing-mode="lr-tb"/>
    </style:style>
    <style:style style:name="P4" style:family="paragraph">
      <loext:graphic-properties draw:fill-color="#81d41a"/>
      <style:paragraph-properties fo:text-align="center" style:writing-mode="lr-tb"/>
    </style:style>
    <style:style style:name="P5" style:family="paragraph">
      <loext:graphic-properties draw:fill-color="#ff8000"/>
      <style:paragraph-properties fo:text-align="center" style:writing-mode="lr-tb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loext:graphic-properties draw:fill-color="#8e86ae"/>
      <style:paragraph-properties fo:text-align="center" style:writing-mode="lr-tb"/>
    </style:style>
    <style:style style:name="P10" style:family="paragraph">
      <loext:graphic-properties draw:fill="none" draw:fill-color="#ffffff"/>
      <style:text-properties fo:font-weight="bold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3.175cm" svg:height="1.905cm" svg:x="3.635cm" svg:y="2.035cm">
          <text:p text:style-name="P1"><text:span text:style-name="T1">IDMX 114</text:span></text:p>
          <text:p text:style-name="P1"><text:span text:style-name="T1">Interactive </text:span><text:span text:style-name="T1">Multimedi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175cm" svg:height="1.905cm" svg:x="7.635cm" svg:y="2.035cm">
          <text:p text:style-name="P1"><text:span text:style-name="T1">IDMX 225</text:span></text:p>
          <text:p text:style-name="P1"><text:span text:style-name="T1">Web Dev 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175cm" svg:height="1.905cm" svg:x="19.635cm" svg:y="2.035cm">
          <text:p text:style-name="P1"><text:span text:style-name="T1">IDMX 208</text:span></text:p>
          <text:p text:style-name="P1"><text:span text:style-name="T1">Interface Desig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175cm" svg:height="1.905cm" svg:x="19.635cm" svg:y="5.035cm">
          <text:p text:style-name="P1"><text:span text:style-name="T1">IDMX 244</text:span></text:p>
          <text:p text:style-name="P1"><text:span text:style-name="T1">JavaScrip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175cm" svg:height="1.905cm" svg:x="15.635cm" svg:y="5.035cm">
          <text:p text:style-name="P1"><text:span text:style-name="T1">IDMX 268</text:span></text:p>
          <text:p text:style-name="P1"><text:span text:style-name="T1">Web Dev I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175cm" svg:height="1.905cm" svg:x="15.635cm" svg:y="2.035cm">
          <text:p text:style-name="P1"><text:span text:style-name="T1">IDMX 291</text:span></text:p>
          <text:p text:style-name="P1"><text:span text:style-name="T1">UI Program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175cm" svg:height="1.905cm" svg:x="23.635cm" svg:y="2.035cm">
          <text:p text:style-name="P1"><text:span text:style-name="T1">IDMX 297</text:span></text:p>
          <text:p text:style-name="P1"><text:span text:style-name="T1">Interf. Des.</text:span></text:p>
          <text:p text:style-name="P1"><text:span text:style-name="T1">Capston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175cm" svg:height="1.905cm" svg:x="23.635cm" svg:y="5.035cm">
          <text:p text:style-name="P1"><text:span text:style-name="T1">IDMX 299</text:span></text:p>
          <text:p text:style-name="P1"><text:span text:style-name="T1">Digital Portfolio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175cm" svg:height="1.905cm" svg:x="3.635cm" svg:y="8.035cm">
          <text:p text:style-name="P1"><text:span text:style-name="T1">ARTS 106</text:span></text:p>
          <text:p text:style-name="P1"><text:span text:style-name="T1">Found. Of</text:span></text:p>
          <text:p text:style-name="P1"><text:span text:style-name="T1">GameEng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175cm" svg:height="1.905cm" svg:x="7.635cm" svg:y="8.035cm">
          <text:p text:style-name="P1"><text:span text:style-name="T1">GDEV 106</text:span></text:p>
          <text:p text:style-name="P1"><text:span text:style-name="T1">Funds. Of</text:span></text:p>
          <text:p text:style-name="P1"><text:span text:style-name="T1">G. Design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175cm" svg:height="1.905cm" svg:x="3.635cm" svg:y="11.035cm">
          <text:p text:style-name="P1"><text:span text:style-name="T1">ARTS 209</text:span></text:p>
          <text:p text:style-name="P1"><text:span text:style-name="T1">2d Game</text:span></text:p>
          <text:p text:style-name="P1"><text:span text:style-name="T1">Des Studio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175cm" svg:height="1.905cm" svg:x="11.635cm" svg:y="8.035cm">
          <text:p text:style-name="P1"><text:span text:style-name="T1">GDEV 242</text:span></text:p>
          <text:p text:style-name="P1"><text:span text:style-name="T1">OO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175cm" svg:height="1.905cm" svg:x="15.635cm" svg:y="8.035cm">
          <text:p text:style-name="P1"><text:span text:style-name="T1">GDEV 267</text:span></text:p>
          <text:p text:style-name="P1"><text:span text:style-name="T1">Prog. For</text:span></text:p>
          <text:p text:style-name="P1"><text:span text:style-name="T1">GDev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175cm" svg:height="1.905cm" svg:x="7.635cm" svg:y="11.035cm">
          <text:p text:style-name="P1"><text:span text:style-name="T1">ARTS 259</text:span></text:p>
          <text:p text:style-name="P1"><text:span text:style-name="T1">Game Nar &amp; Concpts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175cm" svg:height="1.905cm" svg:x="19.635cm" svg:y="8.035cm">
          <text:p text:style-name="P1"><text:span text:style-name="T1">GDEV 290</text:span></text:p>
          <text:p text:style-name="P1"><text:span text:style-name="T1">Adv. Game</text:span></text:p>
          <text:p text:style-name="P1"><text:span text:style-name="T1">Des Dev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2.549cm" svg:height="1.673cm" svg:x="0.335cm" svg:y="2.505cm">
          <draw:text-box>
            <text:p>Caruso</text:p>
            <text:p>(IDMX)</text:p>
          </draw:text-box>
        </draw:frame>
        <draw:frame draw:style-name="gr6" draw:text-style-name="P6" draw:layer="layout" svg:width="3.502cm" svg:height="0.962cm" svg:x="0.336cm" svg:y="5.505cm">
          <draw:text-box>
            <text:p>&amp; Adjuncts</text:p>
          </draw:text-box>
        </draw:frame>
        <draw:frame draw:style-name="gr7" draw:text-style-name="P6" draw:layer="layout" svg:width="2.725cm" svg:height="1.673cm" svg:x="0.336cm" svg:y="8.505cm">
          <draw:text-box>
            <text:p>Crosbie</text:p>
            <text:p>(GDEV)</text:p>
          </draw:text-box>
        </draw:frame>
        <draw:frame draw:style-name="gr8" draw:text-style-name="P6" draw:layer="layout" svg:width="2.677cm" svg:height="1.673cm" svg:x="0.336cm" svg:y="11.505cm">
          <draw:text-box>
            <text:p>Harford</text:p>
            <text:p>(GART)</text:p>
          </draw:text-box>
        </draw:frame>
        <draw:frame draw:style-name="gr9" draw:text-style-name="P6" draw:layer="layout" svg:width="5.019cm" svg:height="0.962cm" svg:x="4.645cm" svg:y="0.57cm">
          <draw:text-box>
            <text:p>Every Semester</text:p>
          </draw:text-box>
        </draw:frame>
        <draw:frame draw:style-name="gr10" draw:text-style-name="P6" draw:layer="layout" svg:width="3.007cm" svg:height="0.962cm" svg:x="15.746cm" svg:y="0.57cm">
          <draw:text-box>
            <text:p>Fall Only</text:p>
          </draw:text-box>
        </draw:frame>
        <draw:frame draw:style-name="gr11" draw:text-style-name="P6" draw:layer="layout" svg:width="3.82cm" svg:height="0.962cm" svg:x="21.346cm" svg:y="0.57cm">
          <draw:text-box>
            <text:p>Spring Only</text:p>
          </draw:text-box>
        </draw:frame>
        <draw:line draw:style-name="gr12" draw:text-style-name="P7" draw:layer="layout" svg:x1="19.24cm" svg:y1="0.635cm" svg:x2="19.24cm" svg:y2="15.24cm">
          <text:p/>
        </draw:line>
        <draw:line draw:style-name="gr12" draw:text-style-name="P7" draw:layer="layout" svg:x1="15.24cm" svg:y1="0.636cm" svg:x2="15.24cm" svg:y2="15.241cm">
          <text:p/>
        </draw:line>
        <draw:frame draw:style-name="gr5" draw:text-style-name="P6" draw:layer="layout" svg:width="3.606cm" svg:height="0.962cm" svg:x="0.336cm" svg:y="0.505cm">
          <draw:text-box>
            <text:p>CURRENT</text:p>
          </draw:text-box>
        </draw:frame>
        <presentation:notes draw:style-name="dp2">
          <draw:page-thumbnail draw:style-name="gr13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2" xml:id="id1" draw:id="id1" draw:layer="layout" svg:width="3.175cm" svg:height="1.905cm" svg:x="1.835cm" svg:y="0.635cm">
          <text:p text:style-name="P1"><text:span text:style-name="T1">IDMX 114</text:span></text:p>
          <text:p text:style-name="P1"><text:span text:style-name="T1">Interactive Multimedi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175cm" svg:height="1.905cm" svg:x="8.185cm" svg:y="7.445cm">
          <text:p text:style-name="P1"><text:span text:style-name="T1">IDMX 225</text:span></text:p>
          <text:p text:style-name="P1"><text:span text:style-name="T1">Web Dev 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175cm" svg:height="1.905cm" svg:x="11.36cm" svg:y="7.445cm">
          <text:p text:style-name="P1"><text:span text:style-name="T1">IDMX 208</text:span></text:p>
          <text:p text:style-name="P1"><text:span text:style-name="T1">Interface Desig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175cm" svg:height="1.905cm" svg:x="8.185cm" svg:y="9.35cm">
          <text:p text:style-name="P1"><text:span text:style-name="T1">IDMX 244</text:span></text:p>
          <text:p text:style-name="P1"><text:span text:style-name="T1">JavaScrip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175cm" svg:height="1.905cm" svg:x="11.36cm" svg:y="9.35cm">
          <text:p text:style-name="P1"><text:span text:style-name="T1">IDMX 268</text:span></text:p>
          <text:p text:style-name="P1"><text:span text:style-name="T1">Web Dev I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3.175cm" svg:height="1.905cm" svg:x="14.265cm" svg:y="0.635cm">
          <text:p text:style-name="P1"><text:span text:style-name="T1">IDMX 291</text:span></text:p>
          <text:p text:style-name="P1"><text:span text:style-name="T1">UI Program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3.175cm" svg:height="1.905cm" svg:x="22.885cm" svg:y="0.635cm">
          <text:p text:style-name="P1"><text:span text:style-name="T1">IDMX 297</text:span></text:p>
          <text:p text:style-name="P1"><text:span text:style-name="T1">Interf. Des.</text:span></text:p>
          <text:p text:style-name="P1"><text:span text:style-name="T1">Capst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175cm" svg:height="1.905cm" svg:x="14.535cm" svg:y="7.445cm">
          <text:p text:style-name="P1"><text:span text:style-name="T1">IDMX 299</text:span></text:p>
          <text:p text:style-name="P1"><text:span text:style-name="T1">Digital Portfolio </text:span><text:span text:style-name="T2">(1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175cm" svg:height="1.905cm" svg:x="1.835cm" svg:y="7.445cm">
          <text:p text:style-name="P1"><text:span text:style-name="T1">ARTS 106</text:span></text:p>
          <text:p text:style-name="P1"><text:span text:style-name="T1">Found. Of</text:span></text:p>
          <text:p text:style-name="P1"><text:span text:style-name="T1">GameEng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175cm" svg:height="1.905cm" svg:x="5.01cm" svg:y="7.445cm">
          <text:p text:style-name="P1"><text:span text:style-name="T1">GDEV 106</text:span></text:p>
          <text:p text:style-name="P1"><text:span text:style-name="T1">Funds. Of</text:span></text:p>
          <text:p text:style-name="P1"><text:span text:style-name="T1">G. Design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175cm" svg:height="1.905cm" svg:x="19.874cm" svg:y="7.32cm">
          <text:p text:style-name="P1"><text:span text:style-name="T1">ARTS 209</text:span></text:p>
          <text:p text:style-name="P1"><text:span text:style-name="T1">2d Game</text:span></text:p>
          <text:p text:style-name="P1"><text:span text:style-name="T1">Des Studio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175cm" svg:height="1.905cm" svg:x="23.049cm" svg:y="7.32cm">
          <text:p text:style-name="P1"><text:span text:style-name="T1">GDEV 242</text:span></text:p>
          <text:p text:style-name="P1"><text:span text:style-name="T1">OO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" draw:id="id3" draw:layer="layout" svg:width="3.175cm" svg:height="1.905cm" svg:x="10.455cm" svg:y="0.635cm">
          <text:p text:style-name="P1"><text:span text:style-name="T1">GDEV 267</text:span></text:p>
          <text:p text:style-name="P1"><text:span text:style-name="T1">Prog. For</text:span></text:p>
          <text:p text:style-name="P1"><text:span text:style-name="T1">GDev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175cm" svg:height="1.905cm" svg:x="1.835cm" svg:y="9.35cm">
          <text:p text:style-name="P1"><text:span text:style-name="T1">ARTS 259</text:span></text:p>
          <text:p text:style-name="P1"><text:span text:style-name="T1">Game Nar &amp; Concpts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" draw:id="id6" draw:layer="layout" svg:width="3.175cm" svg:height="1.905cm" svg:x="19.075cm" svg:y="0.635cm">
          <text:p text:style-name="P1"><text:span text:style-name="T1">GDEV 290</text:span></text:p>
          <text:p text:style-name="P1"><text:span text:style-name="T1">Adv. Game</text:span></text:p>
          <text:p text:style-name="P1"><text:span text:style-name="T1">Des Dev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xml:id="id2" draw:id="id2" draw:layer="layout" svg:width="3.175cm" svg:height="1.905cm" svg:x="1.835cm" svg:y="3.54cm">
          <text:p text:style-name="P1"><text:span text:style-name="T1">GRID 111</text:span></text:p>
          <text:p text:style-name="P1"><text:span text:style-name="T1">Creative Comp. I</text:span></text:p>
          <draw:enhanced-geometry svg:viewBox="0 0 21600 21600" draw:type="rectangle" draw:enhanced-path="M 0 0 L 21600 0 21600 21600 0 21600 0 0 Z N"/>
        </draw:custom-shape>
        <draw:connector draw:style-name="gr15" draw:text-style-name="P7" draw:layer="layout" draw:type="line" svg:x1="3.422cm" svg:y1="2.54cm" svg:x2="3.422cm" svg:y2="3.54cm" draw:start-shape="id1" draw:start-glue-point="2" draw:end-shape="id2" draw:end-glue-point="0" svg:d="M3422 2540v1000" svg:viewBox="0 0 1 1001">
          <text:p/>
        </draw:connector>
        <draw:custom-shape draw:style-name="gr16" draw:text-style-name="P9" xml:id="id4" draw:id="id4" draw:layer="layout" svg:width="3.175cm" svg:height="1.905cm" svg:x="12.455cm" svg:y="3.54cm">
          <text:p text:style-name="P1"><text:span text:style-name="T1">GRID 201</text:span></text:p>
          <text:p text:style-name="P1"><text:span text:style-name="T1">GRID Prod. I</text:span></text:p>
          <draw:enhanced-geometry svg:viewBox="0 0 21600 21600" draw:type="rectangle" draw:enhanced-path="M 0 0 L 21600 0 21600 21600 0 21600 0 0 Z N"/>
        </draw:custom-shape>
        <draw:connector draw:style-name="gr17" draw:text-style-name="P7" draw:layer="layout" draw:type="line" svg:x1="12.042cm" svg:y1="2.54cm" svg:x2="14.042cm" svg:y2="3.54cm" draw:start-shape="id3" draw:start-glue-point="2" draw:end-shape="id4" draw:end-glue-point="0" svg:d="M12042 2540l2000 1000" svg:viewBox="0 0 2001 1001">
          <text:p/>
        </draw:connector>
        <draw:connector draw:style-name="gr18" draw:text-style-name="P7" draw:layer="layout" draw:type="line" svg:x1="15.852cm" svg:y1="2.54cm" svg:x2="14.042cm" svg:y2="3.54cm" draw:start-shape="id5" draw:start-glue-point="2" draw:end-shape="id4" draw:end-glue-point="0" svg:d="M15852 2540l-1810 1000" svg:viewBox="0 0 1811 1001">
          <text:p/>
        </draw:connector>
        <draw:custom-shape draw:style-name="gr16" draw:text-style-name="P9" xml:id="id7" draw:id="id7" draw:layer="layout" svg:width="3.175cm" svg:height="1.905cm" svg:x="21.075cm" svg:y="3.54cm">
          <text:p text:style-name="P1"><text:span text:style-name="T1">GRID 202</text:span></text:p>
          <text:p text:style-name="P1"><text:span text:style-name="T1">GRID Prod. II</text:span></text:p>
          <draw:enhanced-geometry svg:viewBox="0 0 21600 21600" draw:type="rectangle" draw:enhanced-path="M 0 0 L 21600 0 21600 21600 0 21600 0 0 Z N"/>
        </draw:custom-shape>
        <draw:connector draw:style-name="gr19" draw:text-style-name="P7" draw:layer="layout" draw:type="line" svg:x1="20.662cm" svg:y1="2.54cm" svg:x2="22.662cm" svg:y2="3.54cm" draw:start-shape="id6" draw:start-glue-point="2" draw:end-shape="id7" draw:end-glue-point="0" svg:d="M20662 2540l2000 1000" svg:viewBox="0 0 2001 1001">
          <text:p/>
        </draw:connector>
        <draw:connector draw:style-name="gr20" draw:text-style-name="P7" draw:layer="layout" draw:type="line" svg:x1="24.472cm" svg:y1="2.54cm" svg:x2="22.662cm" svg:y2="3.54cm" draw:start-shape="id8" draw:start-glue-point="2" draw:end-shape="id7" draw:end-glue-point="0" svg:d="M24472 2540l-1810 1000" svg:viewBox="0 0 1811 1001">
          <text:p/>
        </draw:connector>
        <draw:custom-shape draw:style-name="gr16" draw:text-style-name="P9" draw:layer="layout" svg:width="3.175cm" svg:height="1.905cm" svg:x="6.31cm" svg:y="3.54cm">
          <text:p text:style-name="P1"><text:span text:style-name="T1">GRID 112 Creative Comp. II</text:span></text:p>
          <draw:enhanced-geometry svg:viewBox="0 0 21600 21600" draw:type="rectangle" draw:enhanced-path="M 0 0 L 21600 0 21600 21600 0 21600 0 0 Z N"/>
        </draw:custom-shape>
        <draw:frame draw:style-name="gr21" draw:text-style-name="P6" draw:layer="layout" svg:width="5.019cm" svg:height="0.962cm" draw:transform="rotate (1.5707963267949) translate (0.308cm 5.715cm)">
          <draw:text-box>
            <text:p>Major Revisions</text:p>
          </draw:text-box>
        </draw:frame>
        <draw:line draw:style-name="gr12" draw:text-style-name="P7" draw:layer="layout" svg:x1="0.635cm" svg:y1="6.35cm" svg:x2="26.67cm" svg:y2="6.35cm">
          <text:p/>
        </draw:line>
        <draw:frame draw:style-name="gr21" draw:text-style-name="P6" draw:layer="layout" svg:width="3.757cm" svg:height="0.839cm" svg:x="1.605cm" svg:y="5.411cm">
          <draw:text-box>
            <text:p><text:span text:style-name="T1">(GenEd </text:span><text:span text:style-name="T1">Tech)</text:span></text:p>
          </draw:text-box>
        </draw:frame>
        <draw:frame draw:style-name="gr21" draw:text-style-name="P6" draw:layer="layout" svg:width="5.019cm" svg:height="0.962cm" draw:transform="rotate (1.5707963267949) translate (0.308cm 11.716cm)">
          <draw:text-box>
            <text:p>Minor Revisions</text:p>
          </draw:text-box>
        </draw:frame>
        <draw:line draw:style-name="gr12" draw:text-style-name="P7" draw:layer="layout" svg:x1="0.636cm" svg:y1="11.95cm" svg:x2="26.671cm" svg:y2="11.95cm">
          <text:p/>
        </draw:line>
        <draw:frame draw:style-name="gr21" draw:text-style-name="P6" draw:layer="layout" svg:width="3.643cm" svg:height="0.962cm" draw:transform="rotate (1.5707963267949) translate (0.308cm 15.717cm)">
          <draw:text-box>
            <text:p>Brand New</text:p>
          </draw:text-box>
        </draw:frame>
        <draw:line draw:style-name="gr12" draw:text-style-name="P7" draw:layer="layout" svg:x1="19.05cm" svg:y1="6.985cm" svg:x2="19.05cm" svg:y2="11.43cm">
          <text:p/>
        </draw:line>
        <draw:frame draw:style-name="gr21" draw:text-style-name="P6" draw:layer="layout" svg:width="5.874cm" svg:height="1.505cm" svg:x="20.161cm" svg:y="9.525cm">
          <draw:text-box>
            <text:p><text:span text:style-name="T3">Deletions </text:span><text:span text:style-name="T3">&amp; Pass-</text:span><text:span text:style-name="T3">offs</text:span></text:p>
            <text:p text:style-name="P1"><text:span text:style-name="T3">(+3 old </text:span><text:span text:style-name="T3">courses)</text:span></text:p>
          </draw:text-box>
        </draw:frame>
        <draw:custom-shape draw:style-name="gr16" draw:text-style-name="P9" draw:layer="layout" svg:width="3.175cm" svg:height="1.905cm" svg:x="1.835cm" svg:y="12.755cm">
          <text:p text:style-name="P1"><text:span text:style-name="T1">GRID 100</text:span></text:p>
          <text:p text:style-name="P1"><text:span text:style-name="T1">Intro to GRID (1)</text:span></text:p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3.175cm" svg:height="1.905cm" svg:x="5.01cm" svg:y="12.755cm">
          <text:p text:style-name="P1"><text:span text:style-name="T1">GRID 210</text:span></text:p>
          <text:p text:style-name="P1"><text:span text:style-name="T1">Current Issues (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9" draw:layer="layout" svg:width="3.175cm" svg:height="1.905cm" svg:x="8.255cm" svg:y="12.755cm">
          <text:p text:style-name="P1"><text:span text:style-name="T1">GRID 240</text:span></text:p>
          <text:p text:style-name="P1"><text:span text:style-name="T1">Concept 2 Comp.</text:span></text:p>
          <draw:enhanced-geometry svg:viewBox="0 0 21600 21600" draw:type="rectangle" draw:enhanced-path="M 0 0 L 21600 0 21600 21600 0 21600 0 0 Z N"/>
        </draw:custom-shape>
        <draw:custom-shape draw:style-name="gr23" draw:text-style-name="P9" draw:layer="layout" svg:width="3.175cm" svg:height="1.905cm" svg:x="11.43cm" svg:y="12.755cm">
          <text:p text:style-name="P1"><text:span text:style-name="T1">GRID 250</text:span></text:p>
          <text:p text:style-name="P1"><text:span text:style-name="T1">Gameplay</text:span></text:p>
          <text:p text:style-name="P1"><text:span text:style-name="T1">Imp.</text:span></text:p>
          <draw:enhanced-geometry svg:viewBox="0 0 21600 21600" draw:type="rectangle" draw:enhanced-path="M 0 0 L 21600 0 21600 21600 0 21600 0 0 Z N"/>
        </draw:custom-shape>
        <draw:frame draw:style-name="gr21" draw:text-style-name="P6" draw:layer="layout" svg:width="1.913cm" svg:height="0.839cm" svg:x="7.006cm" svg:y="5.412cm">
          <draw:text-box>
            <text:p><text:span text:style-name="T1">(New)</text:span></text:p>
          </draw:text-box>
        </draw:frame>
        <presentation:notes draw:style-name="dp1">
          <draw:page-thumbnail draw:style-name="gr13" draw:layer="layout" svg:width="18.624cm" svg:height="10.476cm" svg:x="1.482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24" draw:text-style-name="P9" draw:layer="layout" svg:width="3.175cm" svg:height="1.905cm" svg:x="5.635cm" svg:y="2.235cm">
          <text:p text:style-name="P1"><text:span text:style-name="T1">GRID 130</text:span></text:p>
          <text:p text:style-name="P1"><text:span text:style-name="T1">Web Dev I</text:span></text:p>
          <text:p text:style-name="P1"><text:span text:style-name="T1">(x2)</text:span></text:p>
          <draw:enhanced-geometry svg:viewBox="0 0 21600 21600" draw:type="rectangle" draw:enhanced-path="M 0 0 L 21600 0 21600 21600 0 21600 0 0 Z N"/>
        </draw:custom-shape>
        <draw:custom-shape draw:style-name="gr24" draw:text-style-name="P9" draw:layer="layout" svg:width="3.175cm" svg:height="1.905cm" svg:x="21.135cm" svg:y="4.535cm">
          <text:p text:style-name="P1"><text:span text:style-name="T1">GRID 160</text:span></text:p>
          <text:p text:style-name="P1"><text:span text:style-name="T1">UX Desig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9" draw:layer="layout" svg:width="3.175cm" svg:height="1.905cm" svg:x="23.335cm" svg:y="10.835cm">
          <text:p text:style-name="P1"><text:span text:style-name="T1">GRID 231</text:span></text:p>
          <text:p text:style-name="P1"><text:span text:style-name="T1">JavaScript</text:span></text:p>
          <text:p text:style-name="P1"><text:span text:style-name="T1">(E)</text:span></text:p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3.175cm" svg:height="1.905cm" svg:x="12.635cm" svg:y="10.835cm">
          <text:p text:style-name="P1"><text:span text:style-name="T1">GRID 230</text:span></text:p>
          <text:p text:style-name="P1"><text:span text:style-name="T1">Web Dev II (E)</text:span></text:p>
          <draw:enhanced-geometry svg:viewBox="0 0 21600 21600" draw:type="rectangle" draw:enhanced-path="M 0 0 L 21600 0 21600 21600 0 21600 0 0 Z N"/>
        </draw:custom-shape>
        <draw:custom-shape draw:style-name="gr24" draw:text-style-name="P9" draw:layer="layout" svg:width="3.175cm" svg:height="1.905cm" svg:x="19.035cm" svg:y="6.835cm">
          <text:p text:style-name="P1"><text:span text:style-name="T1">GRID 299</text:span></text:p>
          <text:p text:style-name="P1"><text:span text:style-name="T1">Digital Portfol. (1)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3.175cm" svg:height="1.905cm" svg:x="1.635cm" svg:y="2.235cm">
          <text:p text:style-name="P1"><text:span text:style-name="T1">GRID 111</text:span></text:p>
          <text:p text:style-name="P1"><text:span text:style-name="T1">Creative Comp. I </text:span><text:span text:style-name="T4">(x2)</text:span></text:p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3.175cm" svg:height="1.905cm" svg:x="12.635cm" svg:y="2.235cm">
          <text:p text:style-name="P1"><text:span text:style-name="T1">GRID 201</text:span></text:p>
          <text:p text:style-name="P1"><text:span text:style-name="T1">GRID Prod. I</text:span></text:p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3.175cm" svg:height="1.905cm" svg:x="23.335cm" svg:y="2.235cm">
          <text:p text:style-name="P1"><text:span text:style-name="T1">GRID 202</text:span></text:p>
          <text:p text:style-name="P1"><text:span text:style-name="T1">GRID Prod. II</text:span></text:p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3.175cm" svg:height="1.905cm" svg:x="19.035cm" svg:y="2.235cm">
          <text:p text:style-name="P1"><text:span text:style-name="T1">GRID 112 Creative Comp. II</text:span></text:p>
          <draw:enhanced-geometry svg:viewBox="0 0 21600 21600" draw:type="rectangle" draw:enhanced-path="M 0 0 L 21600 0 21600 21600 0 21600 0 0 Z N"/>
        </draw:custom-shape>
        <draw:custom-shape draw:style-name="gr26" draw:text-style-name="P9" draw:layer="layout" svg:width="3.175cm" svg:height="1.905cm" svg:x="1.635cm" svg:y="4.535cm">
          <text:p text:style-name="P1"><text:span text:style-name="T1">GRID 140</text:span></text:p>
          <text:p text:style-name="P1"><text:span text:style-name="T1">Intro to Art</text:span></text:p>
          <text:p text:style-name="P1"><text:span text:style-name="T1">For G Des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3.175cm" svg:height="1.905cm" svg:x="5.635cm" svg:y="4.535cm">
          <text:p text:style-name="P1"><text:span text:style-name="T1">GRID 120</text:span></text:p>
          <text:p text:style-name="P1"><text:span text:style-name="T1">G Des</text:span></text:p>
          <text:p text:style-name="P1"><text:span text:style-name="T1">Theory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3.175cm" svg:height="1.905cm" svg:x="5.635cm" svg:y="6.835cm">
          <text:p text:style-name="P1"><text:span text:style-name="T1">GRID 150</text:span></text:p>
          <text:p text:style-name="P1"><text:span text:style-name="T1">Game Engines</text:span></text:p>
          <draw:enhanced-geometry svg:viewBox="0 0 21600 21600" draw:type="rectangle" draw:enhanced-path="M 0 0 L 21600 0 21600 21600 0 21600 0 0 Z N"/>
        </draw:custom-shape>
        <draw:custom-shape draw:style-name="gr26" draw:text-style-name="P9" draw:layer="layout" svg:width="3.175cm" svg:height="1.905cm" svg:x="1.635cm" svg:y="10.835cm">
          <text:p text:style-name="P1"><text:span text:style-name="T1">GRID 170</text:span></text:p>
          <text:p text:style-name="P1"><text:span text:style-name="T1">Narr. &amp; WB (E)</text:span></text:p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5.019cm" svg:height="0.962cm" svg:x="2.646cm" svg:y="1.07cm">
          <draw:text-box>
            <text:p>Every Semester</text:p>
          </draw:text-box>
        </draw:frame>
        <draw:frame draw:style-name="gr10" draw:text-style-name="P6" draw:layer="layout" svg:width="3.007cm" svg:height="0.962cm" svg:x="12.747cm" svg:y="1.07cm">
          <draw:text-box>
            <text:p>Fall Only</text:p>
          </draw:text-box>
        </draw:frame>
        <draw:frame draw:style-name="gr11" draw:text-style-name="P6" draw:layer="layout" svg:width="3.82cm" svg:height="0.962cm" svg:x="20.747cm" svg:y="1.07cm">
          <draw:text-box>
            <text:p>Spring Only</text:p>
          </draw:text-box>
        </draw:frame>
        <draw:custom-shape draw:style-name="gr16" draw:text-style-name="P9" draw:layer="layout" svg:width="3.175cm" svg:height="1.905cm" svg:x="1.635cm" svg:y="6.935cm">
          <text:p text:style-name="P1"><text:span text:style-name="T1">GRID 100</text:span></text:p>
          <text:p text:style-name="P1"><text:span text:style-name="T1">Intro to GRID (1)</text:span></text:p>
          <draw:enhanced-geometry svg:viewBox="0 0 21600 21600" draw:type="rectangle" draw:enhanced-path="M 0 0 L 21600 0 21600 21600 0 21600 0 0 Z N"/>
        </draw:custom-shape>
        <draw:frame draw:style-name="gr28" draw:text-style-name="P6" draw:layer="layout" svg:width="3.219cm" svg:height="0.962cm" svg:x="3.647cm" svg:y="9.47cm">
          <draw:text-box>
            <text:p>Electives:</text:p>
          </draw:text-box>
        </draw:frame>
        <draw:line draw:style-name="gr12" draw:text-style-name="P7" draw:layer="layout" svg:x1="0.635cm" svg:y1="10.295cm" svg:x2="27.305cm" svg:y2="10.295cm">
          <text:p/>
        </draw:line>
        <draw:line draw:style-name="gr12" draw:text-style-name="P7" draw:layer="layout" svg:x1="10.795cm" svg:y1="2.005cm" svg:x2="10.795cm" svg:y2="15.34cm">
          <text:p/>
        </draw:line>
        <draw:line draw:style-name="gr12" draw:text-style-name="P7" draw:layer="layout" svg:x1="17.695cm" svg:y1="2.005cm" svg:x2="17.695cm" svg:y2="15.341cm">
          <text:p/>
        </draw:line>
        <draw:custom-shape draw:style-name="gr16" draw:text-style-name="P9" draw:layer="layout" svg:width="3.175cm" svg:height="1.905cm" svg:x="23.335cm" svg:y="6.835cm">
          <text:p text:style-name="P1"><text:span text:style-name="T1">GRID 210</text:span></text:p>
          <text:p text:style-name="P1"><text:span text:style-name="T1">Current Issues (1)</text:span></text:p>
          <draw:enhanced-geometry svg:viewBox="0 0 21600 21600" draw:type="rectangle" draw:enhanced-path="M 0 0 L 21600 0 21600 21600 0 21600 0 0 Z N"/>
        </draw:custom-shape>
        <draw:frame draw:style-name="gr29" draw:text-style-name="P10" draw:layer="layout" svg:width="8.091cm" svg:height="0.962cm" svg:x="10.16cm" svg:y="0.135cm">
          <draw:text-box>
            <text:p><text:span text:style-name="T5">C</text:span><text:span text:style-name="T5">o</text:span><text:span text:style-name="T5">r</text:span><text:span text:style-name="T5">e </text:span><text:span text:style-name="T5">C</text:span><text:span text:style-name="T5">l</text:span><text:span text:style-name="T5">a</text:span><text:span text:style-name="T5">s</text:span><text:span text:style-name="T5">s</text:span><text:span text:style-name="T5">e</text:span><text:span text:style-name="T5">s </text:span><text:span text:style-name="T5">&amp; </text:span><text:span text:style-name="T5">E</text:span><text:span text:style-name="T5">l</text:span><text:span text:style-name="T5">e</text:span><text:span text:style-name="T5">c</text:span><text:span text:style-name="T5">ti</text:span><text:span text:style-name="T5">v</text:span><text:span text:style-name="T5">e</text:span><text:span text:style-name="T5">s</text:span></text:p>
          </draw:text-box>
        </draw:frame>
        <draw:custom-shape draw:style-name="gr3" draw:text-style-name="P4" draw:layer="layout" svg:width="3.175cm" svg:height="1.905cm" svg:x="5.635cm" svg:y="10.835cm">
          <text:p text:style-name="P1"><text:span text:style-name="T1">GDEV 242</text:span></text:p>
          <text:p text:style-name="P1"><text:span text:style-name="T1">OOP ??</text:span></text:p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3.175cm" svg:height="1.905cm" svg:x="19.035cm" svg:y="10.835cm">
          <text:p text:style-name="P1"><text:span text:style-name="T1">GRID 240</text:span></text:p>
          <text:p text:style-name="P1"><text:span text:style-name="T1">Concept 2 Comp.</text:span></text:p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3.175cm" svg:height="1.905cm" svg:x="1.635cm" svg:y="13.135cm">
          <text:p text:style-name="P1"><text:span text:style-name="T1">GRID 250</text:span></text:p>
          <text:p text:style-name="P1"><text:span text:style-name="T1">Gameplay</text:span></text:p>
          <text:p text:style-name="P1"><text:span text:style-name="T1">Imp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8.624cm" svg:height="10.476cm" svg:x="1.482cm" svg:y="2.123cm" draw:page-number="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9T19:20:12.650655523</meta:creation-date>
    <dc:date>2025-09-17T22:37:53.678386786</dc:date>
    <meta:editing-duration>PT1H30M50S</meta:editing-duration>
    <meta:editing-cycles>11</meta:editing-cycles>
    <meta:generator>LibreOffice/24.8.7.2$Linux_X86_64 LibreOffice_project/480$Build-2</meta:generator>
    <meta:document-statistic meta:object-count="115"/>
  </office:meta>
</office:document-meta>
</file>